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officeooo:rsid="0017d870" officeooo:paragraph-rsid="0017d870"/>
    </style:style>
    <style:style style:name="P35" style:family="paragraph" style:parent-style-name="Standard">
      <style:text-properties fo:color="#000000" loext:opacity="100%" officeooo:rsid="00192f58" officeooo:paragraph-rsid="00192f58"/>
    </style:style>
    <style:style style:name="P36" style:family="paragraph" style:parent-style-name="Standard">
      <style:text-properties fo:color="#000000" loext:opacity="100%" fo:font-weight="normal" officeooo:rsid="00192f58" officeooo:paragraph-rsid="00192f58" style:font-weight-asian="normal" style:font-weight-complex="normal"/>
    </style:style>
    <style:style style:name="P37" style:family="paragraph" style:parent-style-name="Standard">
      <style:text-properties fo:color="#000000" loext:opacity="100%" fo:font-weight="normal" officeooo:rsid="00177be7" officeooo:paragraph-rsid="00192f58" style:font-weight-asian="normal" style:font-weight-complex="normal"/>
    </style:style>
    <style:style style:name="P38" style:family="paragraph" style:parent-style-name="Standard">
      <style:text-properties fo:color="#000000" loext:opacity="100%" fo:font-weight="normal" officeooo:rsid="00196b9f" officeooo:paragraph-rsid="00196b9f" style:font-weight-asian="normal" style:font-weight-complex="normal"/>
    </style:style>
    <style:style style:name="P39"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40" style:family="paragraph" style:parent-style-name="Table_20_Contents">
      <style:paragraph-properties fo:text-align="center" style:justify-single-word="false"/>
    </style:style>
    <style:style style:name="P41" style:family="paragraph" style:parent-style-name="Standard">
      <style:text-properties fo:color="#00a933" loext:opacity="100%" officeooo:rsid="00127d9c" officeooo:paragraph-rsid="00127d9c"/>
    </style:style>
    <style:style style:name="P42" style:family="paragraph" style:parent-style-name="Standard">
      <style:text-properties fo:color="#158466" loext:opacity="100%" officeooo:rsid="00127d9c" officeooo:paragraph-rsid="00127d9c"/>
    </style:style>
    <style:style style:name="P43" style:family="paragraph" style:parent-style-name="Table_20_Contents">
      <style:paragraph-properties fo:text-align="center" style:justify-single-word="false"/>
      <style:text-properties officeooo:rsid="00177be7" officeooo:paragraph-rsid="00177be7"/>
    </style:style>
    <style:style style:name="P44" style:family="paragraph" style:parent-style-name="Table_20_Contents">
      <style:paragraph-properties fo:text-align="center" style:justify-single-word="false"/>
      <style:text-properties officeooo:rsid="00177be7" officeooo:paragraph-rsid="0017d870"/>
    </style:style>
    <style:style style:name="P45" style:family="paragraph" style:parent-style-name="Table_20_Contents">
      <style:paragraph-properties fo:text-align="center" style:justify-single-word="false"/>
      <style:text-properties officeooo:rsid="0017d870" officeooo:paragraph-rsid="0017d870"/>
    </style:style>
    <style:style style:name="P46" style:family="paragraph" style:parent-style-name="Standard">
      <style:text-properties fo:color="#000000" loext:opacity="100%" fo:font-weight="normal" officeooo:rsid="00192f58" officeooo:paragraph-rsid="00192f58" style:font-weight-asian="normal" style:font-weight-complex="normal"/>
    </style:style>
    <style:style style:name="P47" style:family="paragraph" style:parent-style-name="Standard">
      <style:text-properties fo:color="#000000" loext:opacity="100%" fo:font-weight="normal" officeooo:rsid="0021e1f2" officeooo:paragraph-rsid="0021e1f2" style:font-weight-asian="normal" style:font-weight-complex="normal"/>
    </style:style>
    <style:style style:name="P48"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9"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793638724784">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793638810368">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793638830720">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793638831536">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793638832480">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793638833536">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499_2471865160"/><text:bookmark-start text:name="__DdeLink__385_2226357935"/>X % 2 == 0<text:bookmark-end text:name="__DdeLink__499_2471865160"/><text:bookmark-end text:name="__DdeLink__385_2226357935"/></text:p>
      <text:p text:style-name="P20"/>
      <text:p text:style-name="P13">OPERADORES DE COMPARACION</text:p>
      <text:p text:style-name="P22"/>
      <table:table table:name="Table2" table:style-name="Table2">
        <table:table-column table:style-name="Table2.A" table:number-columns-repeated="3"/>
        <table:table-row table:style-name="TableLine94793638667488">
          <table:table-cell table:style-name="Table2.A1" office:value-type="string">
            <text:p text:style-name="P39">Operador</text:p>
          </table:table-cell>
          <table:table-cell table:style-name="Table2.A1" office:value-type="string">
            <text:p text:style-name="P39">Descripcion</text:p>
          </table:table-cell>
          <table:table-cell table:style-name="Table2.C1" office:value-type="string">
            <text:p text:style-name="P39">Ejemplo</text:p>
          </table:table-cell>
        </table:table-row>
        <table:table-row table:style-name="TableLine94793638859488">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40"><text:s/><text:span text:style-name="T3">5 == 5</text:span></text:p>
          </table:table-cell>
        </table:table-row>
        <table:table-row table:style-name="TableLine94793638860992">
          <table:table-cell table:style-name="Table2.A2" office:value-type="string">
            <text:p text:style-name="P40">&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793638861808">
          <table:table-cell table:style-name="Table2.A2" office:value-type="string">
            <text:p text:style-name="P40">&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793638862752">
          <table:table-cell table:style-name="Table2.A2" office:value-type="string">
            <text:p text:style-name="P40">&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793638863808">
          <table:table-cell table:style-name="Table2.A2" office:value-type="string">
            <text:p text:style-name="P40">&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793638865008">
          <table:table-cell table:style-name="Table2.A2" office:value-type="string">
            <text:p text:style-name="P40">!<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41"/>
      <text:p text:style-name="P27">NOT <text:span text:style-name="T6">((edad &lt; 18) </text:span><text:span text:style-name="T9">OR</text:span><text:span text:style-name="T6"> (EDAD &gt;= 70)) <text:s text:c="12"/>→ </text:span><text:span text:style-name="T8">true</text:span><text:span text:style-name="T7"> </text:span></text:p>
      <text:p text:style-name="P42"/>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793638839504">
          <table:table-cell table:style-name="Table3.A1" office:value-type="string">
            <text:p text:style-name="P6">PRECIO</text:p>
          </table:table-cell>
          <table:table-cell table:style-name="Table3.B1" office:value-type="string">
            <text:p text:style-name="P6">PORCENTAJE</text:p>
          </table:table-cell>
        </table:table-row>
        <table:table-row table:style-name="TableLine94793638886400">
          <table:table-cell table:style-name="Table3.A2" office:value-type="string">
            <text:p text:style-name="P43">$40</text:p>
          </table:table-cell>
          <table:table-cell table:style-name="Table3.B2" office:value-type="string">
            <text:p text:style-name="P43">100%</text:p>
          </table:table-cell>
        </table:table-row>
        <table:table-row table:style-name="TableLine94793638887728">
          <table:table-cell table:style-name="Table3.A2" office:value-type="string">
            <text:p text:style-name="P43">X</text:p>
          </table:table-cell>
          <table:table-cell table:style-name="Table3.B2" office:value-type="string">
            <text:p text:style-name="P43">20%</text:p>
          </table:table-cell>
        </table:table-row>
      </table:table>
      <text:p text:style-name="P31"/>
      <text:p text:style-name="P34">para solucionar esta regla de tres, entonces tenemos que </text:p>
      <text:p text:style-name="P34">el porcentaje_desc por precio dividido 1000</text:p>
      <text:p text:style-name="P35">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793638880592">
          <table:table-cell table:style-name="Table4.A1" office:value-type="string">
            <text:p text:style-name="P7">PRECIO</text:p>
          </table:table-cell>
          <table:table-cell table:style-name="Table4.B1" office:value-type="string">
            <text:p text:style-name="P7">PORCENTAJE</text:p>
          </table:table-cell>
        </table:table-row>
        <table:table-row table:style-name="TableLine94793638897568">
          <table:table-cell table:style-name="Table4.A2" office:value-type="string">
            <text:p text:style-name="P44">$40</text:p>
          </table:table-cell>
          <table:table-cell table:style-name="Table4.B2" office:value-type="string">
            <text:p text:style-name="P44">100%</text:p>
          </table:table-cell>
        </table:table-row>
        <table:table-row table:style-name="TableLine94793638898896">
          <table:table-cell table:style-name="Table4.A2" office:value-type="string">
            <text:p text:style-name="P45">32</text:p>
          </table:table-cell>
          <table:table-cell table:style-name="Table4.B2" office:value-type="string">
            <text:p text:style-name="P44">20%</text:p>
          </table:table-cell>
        </table:table-row>
      </table:table>
      <text:p text:style-name="P32"/>
      <text:p text:style-name="P32"/>
      <text:p text:style-name="P36">producto = “Camisa”</text:p>
      <text:p text:style-name="P36">precio = 30</text:p>
      <text:p text:style-name="P36">porcentaje_desc = 15</text:p>
      <text:p text:style-name="P36"/>
      <text:p text:style-name="P30">precion_final = precio – porcentaje_desc * precio/ 100</text:p>
      <text:p text:style-name="P37">alert(“El precio del “ + producto + “es: $” + precio_final)</text:p>
      <text:p text:style-name="P37"/>
      <text:p text:style-name="P38">uso de una funcion para simplificar un poco el codigo</text:p>
      <text:p text:style-name="P37"/>
      <text:p text:style-name="P36">mostrarPrecioFinal(producto,precio,descuento)</text:p>
      <text:p text:style-name="P36">{</text:p>
      <text:p text:style-name="P36">precio_final = precio – porcentaje_desc * precio / 100</text:p>
      <text:p text:style-name="P36">alerta(“El precio del “ + producto + “ es: $” + precio_final)</text:p>
      <text:p text:style-name="P36"/>
      <text:p text:style-name="P36">}</text:p>
      <text:p text:style-name="P36"/>
      <text:p text:style-name="P36">mostrarPrecioFinal(“Pantalon”,40,20)</text:p>
      <text:p text:style-name="P36">mostrarPrecioFinal(“Camisa2,20,15)</text:p>
      <text:p text:style-name="P36"/>
      <text:p text:style-name="P36"/>
      <text:p text:style-name="P48">Que son los arrays?</text:p>
      <text:p text:style-name="P49"/>
      <text:p text:style-name="P47">Un array es concidera como una variable a nivel conceptual, en donde un array puede guardar varios datos de dirfente tipos de datos, en un indice del array, el primer dato va a estar ubicado en el indice cero. </text:p>
      <text:p text:style-name="P47">Un array siempre empieza desde cero</text:p>
      <text:p text:style-name="P47">el tamano de 0 a 9 son 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5T19:56:46.921906237</dc:date>
    <meta:editing-duration>PT7H14M</meta:editing-duration>
    <meta:editing-cycles>19</meta:editing-cycles>
    <meta:document-statistic meta:table-count="4" meta:image-count="0" meta:object-count="0" meta:page-count="4" meta:paragraph-count="140" meta:word-count="727" meta:character-count="4258" meta:non-whitespace-character-count="3534"/>
  </office:meta>
</office:document-meta>
</file>